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05E0000005E7153379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7.89cm" fo:margin-left="2.498cm" fo:margin-right="6.613cm" table:align="margins" style:writing-mode="lr-tb"/>
    </style:style>
    <style:style style:name="表3.A" style:family="table-column">
      <style:table-column-properties style:column-width="1.54cm" style:rel-column-width="12790*"/>
    </style:style>
    <style:style style:name="表3.B" style:family="table-column">
      <style:table-column-properties style:column-width="6.35cm" style:rel-column-width="52745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7.89cm" fo:margin-left="2.498cm" fo:margin-right="6.613cm" table:align="margins" style:writing-mode="lr-tb"/>
    </style:style>
    <style:style style:name="表2.A" style:family="table-column">
      <style:table-column-properties style:column-width="1.54cm" style:rel-column-width="12790*"/>
    </style:style>
    <style:style style:name="表2.B" style:family="table-column">
      <style:table-column-properties style:column-width="6.35cm" style:rel-column-width="52745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323cm" style:rel-column-width="5099*"/>
    </style:style>
    <style:style style:name="表6.B" style:family="table-column">
      <style:table-column-properties style:column-width="15.677cm" style:rel-column-width="60436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2.772cm" fo:margin-left="1.222cm" fo:margin-right="3.006cm" table:align="margins" style:writing-mode="lr-tb"/>
    </style:style>
    <style:style style:name="表9.A" style:family="table-column">
      <style:table-column-properties style:column-width="1.058cm" style:rel-column-width="5430*"/>
    </style:style>
    <style:style style:name="表9.B" style:family="table-column">
      <style:table-column-properties style:column-width="11.714cm" style:rel-column-width="6010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.085cm" style:rel-column-width="615*"/>
    </style:style>
    <style:style style:name="表15.B" style:family="table-column">
      <style:table-column-properties style:column-width="15.928cm" style:rel-column-width="9030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メイリオ" fo:font-size="14pt" style:font-name-asian="メイリオ" style:font-size-asian="14pt" style:font-size-complex="14pt"/>
    </style:style>
    <style:style style:name="P4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5" style:family="paragraph" style:parent-style-name="Text_20_body">
      <style:paragraph-properties fo:line-height="100%"/>
      <style:text-properties style:font-name="メイリオ" fo:font-size="15pt" fo:font-weight="normal" style:font-name-asian="メイリオ" style:font-size-asian="15pt" style:font-size-complex="15pt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00%" style:writing-mode="lr-tb"/>
      <style:text-properties style:font-name="メイリオ" fo:font-size="14pt" fo:font-weight="normal" style:font-name-asian="メイリオ" style:font-size-asian="14pt" style:font-size-complex="14pt"/>
    </style:style>
    <style:style style:name="P13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5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22pt" fo:background-color="#ffff00" style:font-name-asian="メイリオ" style:font-size-asian="22pt" style:font-size-complex="22pt"/>
    </style:style>
    <style:style style:name="P16" style:family="paragraph" style:parent-style-name="Standard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17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6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7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8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9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0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1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4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4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47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color="#ff0000" fo:font-size="15pt" fo:background-color="#f4cccc" style:language-asian="ja" style:country-asian="JP"/>
    </style:style>
    <style:style style:name="T6" style:family="text">
      <style:text-properties fo:background-color="#ccff66"/>
    </style:style>
    <style:style style:name="T7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transparent" style:language-asian="ja" style:country-asian="JP" style:font-style-asian="italic" style:font-weight-asian="bold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background-color="#ccff66" style:font-size-asian="15pt" style:font-size-complex="15pt"/>
    </style:style>
    <style:style style:name="T11" style:family="text">
      <style:text-properties style:language-asian="ja" style:country-asian="JP"/>
    </style:style>
    <style:style style:name="T12" style:family="text">
      <style:text-properties style:text-position="super 58%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80000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6"><text:span text:style-name="T1">9_X</text:span>--------------------------------------------------------------------</text:p>
      <text:p text:style-name="P13">res free# JVEMV6 41# 9_3 / 41. economics / 9. economic-forecast / 2020年4月28日17:06:56</text:p>
      <text:p text:style-name="P6"/>
      <text:p text:style-name="P6">[do] <text:span text:style-name="T4">#_ </text:span></text:p>
      <text:list xml:id="list5519296812132588537" text:style-name="L1">
        <text:list-item>
          <text:p text:style-name="P18">REVIEW </text:p>
        </text:list-item>
        <text:list-item>
          <text:p text:style-name="P18">TASK-1</text:p>
          <text:list>
            <text:list-item>
              <text:p text:style-name="P18">T-1.1 : graph</text:p>
              <text:list>
                <text:list-item>
                  <text:list>
                    <text:list-item>
                      <text:p text:style-name="P18">b2015_gsq1j.xls<text:tab/>季節調整済指数 業種別 年・年度・四半期(<text:a xlink:type="simple" xlink:href="https://www.meti.go.jp/statistics/tyo/iip/b2015_result-2.html" text:style-name="Internet_20_link" text:visited-style-name="Visited_20_Internet_20_Link">https://www.meti.go.jp/statistics/tyo/iip/b2015_result-2.html</text:a>)</text:p>
                    </text:list-item>
                    <text:list-item>
                      <text:p text:style-name="P18">sheet : b2015_gsq1j.ods // <text:s/>C:\WORKS_2\WS\WS_Others.JVEMV6\JVEMV6\41_economics\9_economic-forecast</text:p>
                    </text:list-item>
                  </text:list>
                </text:list-item>
              </text:list>
            </text:list-item>
            <text:list-item>
              <text:p text:style-name="P18">sheet : 1</text:p>
              <text:list>
                <text:list-item>
                  <text:p text:style-name="P18">半導体・フラットパネルディスプレイ製造装置</text:p>
                </text:list-item>
                <text:list-item>
                  <text:p text:style-name="P18"><draw:frame draw:style-name="fr1" draw:name="オブジェクト1" text:anchor-type="paragraph" svg:width="10.589cm" svg:height="6.098cm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18"><text:soft-page-break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7406696830075299658" text:style-name="L2">
        <text:list-item>
          <text:p text:style-name="P19">TASK : ANY</text:p>
        </text:list-item>
      </text:list>
      <text:p text:style-name="P6">[further]</text:p>
      <text:p text:style-name="P12"><text:span text:style-name="T9"><text:line-break/></text:span><text:span text:style-name="T10">[/ XXX] 20200428_172904</text:span></text:p>
      <text:p text:style-name="P5"/>
      <text:p text:style-name="P11"/>
      <text:p text:style-name="P6"><text:span text:style-name="T1">9_</text:span><text:span text:style-name="T2">3</text:span>--------------------------------------------------------------------</text:p>
      <text:p text:style-name="P13">res free# JVEMV6 41# 9_4 / 41. economics / 9. economic-forecast / 20200430_131518</text:p>
      <text:p text:style-name="P6"/>
      <text:p text:style-name="P6">[do] <text:span text:style-name="T4">#_ </text:span></text:p>
      <text:list xml:id="list4226495981004276787" text:style-name="L3">
        <text:list-item>
          <text:p text:style-name="P20">REVIEW </text:p>
        </text:list-item>
        <text:list-item>
          <text:p text:style-name="P20">TASK-1</text:p>
          <text:list>
            <text:list-item>
              <text:list>
                <text:list-item>
                  <text:p text:style-name="P20">2019Q4 ==&gt; <text:span text:style-name="T11">指数が小さいもの、トップ１０ </text:span></text:p>
                </text:list-item>
                <text:list-item>
                  <text:p text:style-name="P20">==&gt; sheet “2” : b2015_gsq1j.ods</text:p>
                </text:list-item>
              </text:list>
            </text:list-item>
            <text:list-item>
              <text:p text:style-name="P20">T-1.1<text:span text:style-name="T11"> : 小さいもの</text:span></text:p>
              <text:list>
                <text:list-item>
                  <text:p text:style-name="P20">data ==&gt; sort : col. AD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2">1</text:p>
          </table:table-cell>
          <table:table-cell table:style-name="表3.B1" office:value-type="string">
            <text:p text:style-name="P2">その他の電気機械</text:p>
          </table:table-cell>
        </table:table-row>
        <table:table-row>
          <table:table-cell table:style-name="表3.A2" office:value-type="float" office:value="2">
            <text:p text:style-name="P2">2</text:p>
          </table:table-cell>
          <table:table-cell table:style-name="表3.B2" office:value-type="string">
            <text:p text:style-name="P2">無線通信機器</text:p>
          </table:table-cell>
        </table:table-row>
        <table:table-row>
          <table:table-cell table:style-name="表3.A2" office:value-type="float" office:value="3">
            <text:p text:style-name="P2">3</text:p>
          </table:table-cell>
          <table:table-cell table:style-name="表3.B2" office:value-type="string">
            <text:p text:style-name="P2">電子デバイス</text:p>
          </table:table-cell>
        </table:table-row>
      </table:table>
      <text:list xml:id="list37763894" text:continue-numbering="true" text:style-name="L3">
        <text:list-item>
          <text:list>
            <text:list-item>
              <text:list>
                <text:list-item>
                  <text:p text:style-name="P20">graph</text:p>
                </text:list-item>
                <text:list-item>
                  <text:p text:style-name="P20"><text:soft-page-break/>FACTS</text:p>
                  <text:list>
                    <text:list-item>
                      <text:p text:style-name="P20">“電子デバイス” ==&gt; lowest 3<text:span text:style-name="T12">rd</text:span> in 2019Q4</text:p>
                    </text:list-item>
                  </text:list>
                </text:list-item>
              </text:list>
            </text:list-item>
            <text:list-item>
              <text:p text:style-name="P20">T-1.2</text:p>
              <text:list>
                <text:list-item>
                  <text:list>
                    <text:list-item>
                      <text:p text:style-name="P36">大きいもの、トップ１０</text:p>
                    </text:list-item>
                  </text:list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2">1</text:p>
          </table:table-cell>
          <table:table-cell table:style-name="表2.B1" office:value-type="string">
            <text:p text:style-name="P2">事務用機器</text:p>
          </table:table-cell>
        </table:table-row>
        <table:table-row>
          <table:table-cell table:style-name="表2.A2" office:value-type="float" office:value="2">
            <text:p text:style-name="P2">2</text:p>
          </table:table-cell>
          <table:table-cell table:style-name="表2.B2" office:value-type="string">
            <text:p text:style-name="P2">電子計算機</text:p>
          </table:table-cell>
        </table:table-row>
        <table:table-row>
          <table:table-cell table:style-name="表2.A2" office:value-type="float" office:value="3">
            <text:p text:style-name="P2">3</text:p>
          </table:table-cell>
          <table:table-cell table:style-name="表2.B2" office:value-type="string">
            <text:p text:style-name="P2">半導体・フラットパネルディスプレイ製造装置</text:p>
          </table:table-cell>
        </table:table-row>
      </table:table>
      <text:list xml:id="list377669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  <text:list-item>
              <text:p text:style-name="P36">T-1.3 : 小さいもの、「付加生産ウエイト」</text:p>
              <text:list>
                <text:list-item>
                  <text:p text:style-name="P36">sheet : “3”</text:p>
                </text:list-item>
              </text:list>
            </text:list-item>
          </text:list>
        </text:list-item>
        <text:list-item>
          <text:p text:style-name="P36">TASK-2 : q-2</text:p>
          <text:list>
            <text:list-item>
              <text:list>
                <text:list-item>
                  <text:p text:style-name="P20"/>
                </text:list-item>
                <text:list-item>
                  <text:p text:style-name="P20"><draw:frame draw:style-name="fr1" draw:name="オブジェクト2" text:anchor-type="paragraph" svg:width="14.57cm" svg:height="0.945cm" draw:z-index="1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search : “<text:span text:style-name="T11">日本 第3次産業 比率</text:span>”</text:p>
                </text:list-item>
                <text:list-item>
                  <text:p text:style-name="P20">search : “<text:span text:style-name="T11">日本 国勢調査 平成２７年</text:span>”</text:p>
                </text:list-item>
              </text:list>
            </text:list-item>
            <text:list-item>
              <text:p text:style-name="P20">FOUND</text:p>
              <text:list>
                <text:list-item>
                  <text:p text:style-name="P36">平成１７年　=&gt;　67.2 % (第３次産業、人数ベース）<text:note text:id="ftn1" text:note-class="footnote"><text:note-citation>1</text:note-citation><text:note-body><text:p text:style-name="Footnote"><text:a xlink:type="simple" xlink:href="https://www.mext.go.jp/b_menu/shingi/chukyo/chukyo10/shiryo/__icsFiles/afieldfile/2010/12/15/1299347_3.pdf" text:style-name="Internet_20_link" text:visited-style-name="Visited_20_Internet_20_Link"><text:span text:style-name="T13">https://www.mext.go.jp/b_menu/shingi/chukyo/chukyo10/shiryo/__icsFiles/afieldfile/2010/12/15/1299347_3.pdf</text:span></text:a><text:span text:style-name="T13"> “産業別就業者数及び”</text:span></text:p></text:note-body></text:note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234727823797642812" text:style-name="L4">
        <text:list-item>
          <text:p text:style-name="P21">TASK : q-3</text:p>
        </text:list-item>
        <text:list-item>
          <text:p text:style-name="P21"><draw:frame draw:style-name="fr2" draw:name="オブジェクト3" text:anchor-type="paragraph" svg:x="1.215cm" svg:y="0cm" svg:width="14.57cm" svg:height="0.536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6"><text:soft-page-break/>[further]</text:p>
      <text:list xml:id="list5801580844381894866" text:style-name="L5">
        <text:list-item>
          <text:p text:style-name="P22"/>
        </text:list-item>
      </text:list>
      <text:p text:style-name="P5"><text:line-break/><text:span text:style-name="T6">[/ XXX] 20200430_143431</text:span></text:p>
      <text:p text:style-name="P5"/>
      <text:p text:style-name="P11"/>
      <text:p text:style-name="P8"/>
      <text:p text:style-name="P6"><text:span text:style-name="T2">9_4</text:span>--------------------------------------------------------------------</text:p>
      <text:p text:style-name="P13">res free# JVEMV6 41# 9_5 / 41. economics / 9. economic-forecast / 20200918_213849</text:p>
      <text:p text:style-name="P8"/>
      <text:p text:style-name="P6">[do] <text:span text:style-name="T4">#_ </text:span></text:p>
      <text:list xml:id="list3266246890803177316" text:style-name="L6">
        <text:list-item>
          <text:p text:style-name="P23">REVIEW </text:p>
        </text:list-item>
        <text:list-item>
          <text:p text:style-name="P23">TASK-1 : W-1 ==&gt; 貿易収支 日本</text:p>
          <text:list>
            <text:list-item>
              <text:p text:style-name="P23">T-1.1</text:p>
              <text:list>
                <text:list-item>
                  <text:p text:style-name="P23">41#9.5_watch.ods : sheet “1”</text:p>
                </text:list-item>
                <text:list-item>
                  <text:p text:style-name="P23"/>
                </text:list-item>
                <text:list-item>
                  <text:p text:style-name="P23"><draw:frame draw:style-name="fr1" draw:name="オブジェクト4" text:anchor-type="paragraph" svg:width="11.568cm" svg:height="6.507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4639702080710868124" text:style-name="L7">
        <text:list-item>
          <text:p text:style-name="P24">TASK<text:span text:style-name="T11"> : ANY</text:span></text:p>
        </text:list-item>
      </text:list>
      <text:p text:style-name="P6">[further]</text:p>
      <text:p text:style-name="P5"><text:line-break/><text:span text:style-name="T6">[/ XXX] 20200918_220325</text:span></text:p>
      <text:p text:style-name="P5"/>
      <text:p text:style-name="P11"/>
      <text:p text:style-name="P6"><text:span text:style-name="T2">9.5_1</text:span>--------------------------------------------------------------------</text:p>
      <text:p text:style-name="P13">[9.5_2]res free# JVEMV6 41# 9_5 / 41. economics / 9. economic-forecast / 5. watch / 20200919_182201</text:p>
      <text:p text:style-name="P10"/>
      <text:p text:style-name="P6">[do] <text:span text:style-name="T4">#_ </text:span></text:p>
      <text:list xml:id="list1886641474183961514" text:style-name="L8">
        <text:list-item>
          <text:p text:style-name="P25"><text:span text:style-name="T4">#_ </text:span>REVIEW 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4.A2" office:value-type="string">
            <text:p text:style-name="P6">C:\WORKS_2\WS\WS_Others.JVEMV6\JVEMV6\41_economics\9_economic-forecast\41#9_economic-forecast.[admin].ods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</table:table>
      <text:list xml:id="list37756776" text:continue-numbering="true" text:style-name="L8">
        <text:list-item>
          <text:p text:style-name="P37">サービス収支 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5.A2" office:value-type="string">
            <text:p text:style-name="P6"/>
          </table:table-cell>
        </table:table-row>
      </table:table>
      <text:list xml:id="list37773065" text:continue-numbering="true" text:style-name="L8">
        <text:list-item>
          <text:list>
            <text:list-item>
              <text:p text:style-name="P25">steps</text:p>
              <text:list>
                <text:list-item>
                  <text:p text:style-name="P25"><text:soft-page-break/>select cells ==&gt; 2018.1 ~ 202<text:span text:style-name="T11">0.7</text:span></text:p>
                </text:list-item>
                <text:list-item>
                  <text:p text:style-name="P37">sakura</text:p>
                  <text:list>
                    <text:list-item>
                      <text:p text:style-name="P37">C/P</text:p>
                    </text:list-item>
                    <text:list-item>
                      <text:p text:style-name="P37">replace</text:p>
                      <text:list>
                        <text:list-item>
                          <text:p text:style-name="P37">“△ ” ==&gt; “-”</text:p>
                        </text:list-item>
                        <text:list-item>
                          <text:p text:style-name="P37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37">sheet</text:p>
                  <text:list>
                    <text:list-item>
                      <text:p text:style-name="P37">insert ==&gt; new sheet</text:p>
                    </text:list-item>
                    <text:list-item>
                      <text:p text:style-name="P37">numbers ==&gt; C/P</text:p>
                    </text:list-item>
                    <text:list-item>
                      <text:p text:style-name="P37">list of year numbers ==&gt; C/P</text:p>
                    </text:list-item>
                    <text:list-item>
                      <text:p text:style-name="P25"><text:span text:style-name="T5">#_ </text:span><text:span text:style-name="T11">2019, 2020 data ==&gt; to other columns</text:span></text:p>
                    </text:list-item>
                    <text:list-item>
                      <text:p text:style-name="P37">each column ==&gt; add name (year number)</text:p>
                    </text:list-item>
                    <text:list-item>
                      <text:p text:style-name="P37">blank cells ==&gt; add “-”</text:p>
                    </text:list-item>
                  </text:list>
                </text:list-item>
              </text:list>
            </text:list-item>
            <text:list-item>
              <text:p text:style-name="P37">result</text:p>
            </text:list-item>
            <text:list-item>
              <text:p text:style-name="P37"><draw:frame draw:style-name="fr1" draw:name="オブジェクト5" text:anchor-type="paragraph" svg:width="11.92cm" svg:height="6.705cm" draw:z-index="4"><draw:object xlink:href="./Object 5" xlink:type="simple" xlink:show="embed" xlink:actuate="onLoad"/><draw:image xlink:href="./ObjectReplacements/Object 5" xlink:type="simple" xlink:show="embed" xlink:actuate="onLoad"/></draw:frame>obs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6"/>
          </table:table-cell>
          <table:table-cell table:style-name="表6.B1" office:value-type="string">
            <text:p text:style-name="P6">202<text:span text:style-name="T11">0年の、１－６月。前２年と違う月</text:span></text:p>
            <text:list xml:id="list1721183426460794920" text:style-name="L9">
              <text:list-item>
                <text:p text:style-name="P38">２月　=&gt;　減少</text:p>
              </text:list-item>
              <text:list-item>
                <text:p text:style-name="P38">３月　=&gt;　プラスではなく、ほぼ０</text:p>
              </text:list-item>
              <text:list-item>
                <text:p text:style-name="P38">５月　=&gt;　前年と異なり、マイナス。前々年よりも、大きく。</text:p>
              </text:list-item>
              <text:list-item>
                <text:p text:style-name="P38"><text:soft-page-break/>６月　=&gt;　前年と異なり、マイナス。しかし、前々年と、ほぼ同じ。</text:p>
              </text:list-item>
            </text:list>
          </table:table-cell>
        </table:table-row>
        <table:table-row>
          <table:table-cell table:style-name="表6.A2" office:value-type="string">
            <text:p text:style-name="P6"/>
          </table:table-cell>
          <table:table-cell table:style-name="表6.B2" office:value-type="string">
            <text:p text:style-name="P6"/>
          </table:table-cell>
        </table:table-row>
      </table:table>
      <text:list xml:id="list37769577" text:continue-list="list37773065" text:style-name="L8">
        <text:list-item>
          <text:list>
            <text:list-item>
              <text:p text:style-name="P25"/>
              <text:list>
                <text:list-item>
                  <text:p text:style-name="P25"/>
                </text:list-item>
              </text:list>
            </text:list-item>
          </text:list>
        </text:list-item>
        <text:list-item>
          <text:p text:style-name="P25">TASK-1</text:p>
        </text:list-item>
      </text:list>
      <text:p text:style-name="P6"/>
      <text:p text:style-name="P6">[next]</text:p>
      <text:list xml:id="list2214880831198769826" text:style-name="L10">
        <text:list-item>
          <text:p text:style-name="P26">TASK-1</text:p>
          <text:list>
            <text:list-item>
              <text:p text:style-name="P39">前回の、貿易収支　=&gt;　もう一度、作成。期間＝２０１８年以降。</text:p>
            </text:list-item>
          </text:list>
        </text:list-item>
      </text:list>
      <text:p text:style-name="P6">[further]</text:p>
      <text:p text:style-name="P10"><text:line-break/><text:span text:style-name="T6">[/ XXX] 20200919_182143</text:span></text:p>
      <text:p text:style-name="P10"/>
      <text:p text:style-name="P10"/>
      <text:p text:style-name="P11"/>
      <text:p text:style-name="P8"/>
      <text:p text:style-name="P6"><text:span text:style-name="T2">9.5_2</text:span>--------------------------------------------------------------------</text:p>
      <text:p text:style-name="P13">[9.5_3]res free# JVEMV6 41# 9_5 / 41. economics / 9. economic-forecast / 5. watch / 20200920_182207</text:p>
      <text:p text:style-name="P8"/>
      <text:p text:style-name="P6">[do] <text:span text:style-name="T4">#_ </text:span></text:p>
      <text:list xml:id="list4850696191868358437" text:style-name="L11">
        <text:list-item>
          <text:p text:style-name="P27">REVIEW </text:p>
        </text:list-item>
        <text:list-item>
          <text:p text:style-name="P27">TASK-1 : (relative) <text:span text:style-name="T11">前回の、貿易収支　=&gt;　もう一度、作成。期間＝２０１８年以降</text:span></text:p>
          <text:list>
            <text:list-item>
              <text:p text:style-name="P40"><text:soft-page-break/>T-1.1 : </text:p>
              <text:list>
                <text:list-item>
                  <text:p text:style-name="P40">bop_1_2007.xls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6">C:\WORKS_2\WS\WS_Others.JVEMV6\JVEMV6\41_economics\9_economic-forecast\41#9.5_watch.ods</text:p>
          </table:table-cell>
        </table:table-row>
        <table:table-row>
          <table:table-cell table:style-name="表8.A2" office:value-type="string">
            <text:p text:style-name="P6">C:\WORKS_2\WS\WS_Others.JVEMV6\JVEMV6\41_economics\9_economic-forecast\41#9_economic-forecast.[admin].ods</text:p>
          </table:table-cell>
        </table:table-row>
      </table:table>
      <table:table table:name="表7" table:style-name="表7">
        <table:table-column table:style-name="表7.A"/>
        <table:table-row>
          <table:table-cell table:style-name="表7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list xml:id="list37783731" text:continue-numbering="true" text:style-name="L11">
        <text:list-item>
          <text:list>
            <text:list-item>
              <text:p text:style-name="P27">steps</text:p>
              <text:list>
                <text:list-item>
                  <text:p text:style-name="P27">select cells ==&gt; 2018.1 ~ 202<text:span text:style-name="T11">0.7</text:span></text:p>
                </text:list-item>
                <text:list-item>
                  <text:p text:style-name="P40">sakura</text:p>
                  <text:list>
                    <text:list-item>
                      <text:p text:style-name="P40">C/P</text:p>
                    </text:list-item>
                    <text:list-item>
                      <text:p text:style-name="P40">replace</text:p>
                      <text:list>
                        <text:list-item>
                          <text:p text:style-name="P40">“△ ” ==&gt; “-”</text:p>
                        </text:list-item>
                        <text:list-item>
                          <text:p text:style-name="P40">“,” ==&gt; “” (blank)</text:p>
                        </text:list-item>
                      </text:list>
                    </text:list-item>
                  </text:list>
                </text:list-item>
                <text:list-item>
                  <text:p text:style-name="P40">sheet</text:p>
                  <text:list>
                    <text:list-item>
                      <text:p text:style-name="P40">insert ==&gt; new sheet</text:p>
                    </text:list-item>
                    <text:list-item>
                      <text:p text:style-name="P40">numbers ==&gt; C/P</text:p>
                    </text:list-item>
                    <text:list-item>
                      <text:p text:style-name="P40">list of year numbers ==&gt; C/P</text:p>
                    </text:list-item>
                    <text:list-item>
                      <text:p text:style-name="P40">2019, 2020 data ==&gt; to other columns</text:p>
                    </text:list-item>
                    <text:list-item>
                      <text:p text:style-name="P40">each column ==&gt; add name (year number)</text:p>
                    </text:list-item>
                    <text:list-item>
                      <text:p text:style-name="P40">blank cells ==&gt; add “-”</text:p>
                    </text:list-item>
                  </text:list>
                </text:list-item>
              </text:list>
            </text:list-item>
            <text:list-item>
              <text:p text:style-name="P40"><draw:frame draw:style-name="fr2" draw:name="オブジェクト6" text:anchor-type="paragraph" svg:x="2.588cm" svg:y="3.761cm" svg:width="11.825cm" svg:height="6.652cm" draw:z-index="5"><draw:object xlink:href="./Object 6" xlink:type="simple" xlink:show="embed" xlink:actuate="onLoad"/><draw:image xlink:href="./ObjectReplacements/Object 6" xlink:type="simple" xlink:show="embed" xlink:actuate="onLoad"/></draw:frame><text:soft-page-break/>result : C:\WORKS_2\WS\WS_Others.JVEMV6\JVEMV6\41_economics\9_economic-forecast\41#9.5_watch.ods sheet:”3”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3">1</text:p>
          </table:table-cell>
          <table:table-cell table:style-name="表9.B1" office:value-type="string">
            <text:p text:style-name="P4">２月。中国が、封鎖を始めた月。　=&gt;　過去２年より、プラス。前年の２倍強、２年前の７倍弱。</text:p>
          </table:table-cell>
        </table:table-row>
        <table:table-row>
          <table:table-cell table:style-name="表9.A2" office:value-type="float" office:value="2">
            <text:p text:style-name="P3">2</text:p>
          </table:table-cell>
          <table:table-cell table:style-name="表9.B2" office:value-type="string">
            <text:p text:style-name="P4">３月、４月：減少が大きい。</text:p>
          </table:table-cell>
        </table:table-row>
        <table:table-row>
          <table:table-cell table:style-name="表9.A2" office:value-type="float" office:value="3">
            <text:p text:style-name="P3">3</text:p>
          </table:table-cell>
          <table:table-cell table:style-name="表9.B2" office:value-type="string">
            <text:p text:style-name="P4">５月：マイナス。ただし、例年なみ。</text:p>
          </table:table-cell>
        </table:table-row>
        <table:table-row>
          <table:table-cell table:style-name="表9.A2" office:value-type="float" office:value="4">
            <text:p text:style-name="P3">4</text:p>
          </table:table-cell>
          <table:table-cell table:style-name="表9.B2" office:value-type="string">
            <text:p text:style-name="P4">６月：減少。マイナス。７億ドル弱。</text:p>
          </table:table-cell>
        </table:table-row>
      </table:table>
      <text:list xml:id="list37753109" text:continue-numbering="true" text:style-name="L11">
        <text:list-item>
          <text:p text:style-name="P40"><text:span text:style-name="T14">TASK-2 : 日本、国際収支：内訳</text:span> </text:p>
          <text:list>
            <text:list-item>
              <text:p text:style-name="P40">T-1.1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0.A2" office:value-type="string">
            <text:p text:style-name="P6"/>
          </table:table-cell>
        </table:table-row>
      </table:table>
      <text:list xml:id="list37757174" text:continue-numbering="true" text:style-name="L11">
        <text:list-item>
          <text:list>
            <text:list-item>
              <text:p text:style-name="P40"/>
            </text:list-item>
          </text:list>
        </text:list-item>
      </text:list>
      <text:p text:style-name="P6"/>
      <text:p text:style-name="P6">[next]</text:p>
      <text:list xml:id="list2206194058600811197" text:style-name="L12">
        <text:list-item>
          <text:p text:style-name="P41">TASK : 日本、国際収支：内訳</text:p>
        </text:list-item>
      </text:list>
      <table:table table:name="表11" table:style-name="表11">
        <table:table-column table:style-name="表11.A"/>
        <text:soft-page-break/>
        <table:table-row>
          <table:table-cell table:style-name="表11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1.A2" office:value-type="string">
            <text:p text:style-name="P6"/>
          </table:table-cell>
        </table:table-row>
      </table:table>
      <text:p text:style-name="P7"/>
      <text:p text:style-name="P6">[further]</text:p>
      <text:p text:style-name="P10"><text:line-break/><text:span text:style-name="T6">[/ XXX] </text:span></text:p>
      <text:p text:style-name="P8"/>
      <text:p text:style-name="P8"/>
      <text:p text:style-name="P11"/>
      <text:p text:style-name="P6"><text:span text:style-name="T2">9.5_3</text:span>--------------------------------------------------------------------</text:p>
      <text:p text:style-name="P13">[9.5_4]res free# JVEMV6 41#9.5 / 41. economics / 9. economic-forecast / 5. watch / 20200929_171050</text:p>
      <text:p text:style-name="P8"/>
      <text:p text:style-name="P6">[do] <text:span text:style-name="T4">#_ </text:span></text:p>
      <text:list xml:id="list945424645938775545" text:style-name="L13">
        <text:list-item>
          <text:p text:style-name="P28">REVIEW </text:p>
        </text:list-item>
        <text:list-item>
          <text:p text:style-name="P42">TASK : 日本、国際収支：内訳</text:p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<text:a xlink:type="simple" xlink:href="https://www.jetro.go.jp/world/japan/stats/bop.html" text:style-name="Internet_20_link" text:visited-style-name="Visited_20_Internet_20_Link">https://www.jetro.go.jp/world/japan/stats/bop.html</text:a> 経常収支・資本収支エクセルファイル (411KB)</text:p>
          </table:table-cell>
        </table:table-row>
        <table:table-row>
          <table:table-cell table:style-name="表12.A2" office:value-type="string">
            <text:p text:style-name="P6">C:\WORKS_2\Downloads\bop_1_2007(1).xls</text:p>
            <text:p text:style-name="P6">(日本の国際収支　（経常収支）　ドル建て)</text:p>
          </table:table-cell>
        </table:table-row>
      </table:table>
      <text:list xml:id="list37755701" text:continue-numbering="true" text:style-name="L13">
        <text:list-item>
          <text:list>
            <text:list-item>
              <text:p text:style-name="P42">docs</text:p>
              <text:list>
                <text:list-item>
                  <text:p text:style-name="P42"><text:a xlink:type="simple" xlink:href="https://ja.wikipedia.org/wiki/国際収支統計#国際収支マニュアル" text:style-name="Internet_20_link" text:visited-style-name="Visited_20_Internet_20_Link">https://ja.wikipedia.org/wiki/国際収支統計#国際収支マニュアル</text:a><text:tab/>:d-1</text:p>
                </text:list-item>
                <text:list-item>
                  <text:p text:style-name="P42"><text:a xlink:type="simple" xlink:href="https://www.jetro.go.jp/world/japan/stats/bop.html" text:style-name="Internet_20_link" text:visited-style-name="Visited_20_Internet_20_Link">https://www.jetro.go.jp/world/japan/stats/bop.html</text:a> “ 経常<text:soft-page-break/>収支エクセルファイル (74KB)”</text:p>
                </text:list-item>
                <text:list-item>
                  <text:p text:style-name="P42"><draw:frame draw:style-name="fr3" draw:name="オブジェクト7" text:anchor-type="paragraph" svg:width="12.33cm" svg:height="6.936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7">C:\WORKS_2\WS\WS_Others.JVEMV6\JVEMV6\41_economics\9_economic-forecast\41#9.5_watch.ods / sheet “4”</text:p>
          </table:table-cell>
        </table:table-row>
        <table:table-row>
          <table:table-cell table:style-name="表13.A2" office:value-type="string">
            <text:p text:style-name="P7"/>
          </table:table-cell>
        </table:table-row>
      </table:table>
      <text:list xml:id="list37781504" text:continue-numbering="true" text:style-name="L13">
        <text:list-item>
          <text:list>
            <text:list-item>
              <text:list>
                <text:list-item>
                  <text:p text:style-name="P42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2847913060159807258" text:style-name="L14">
        <text:list-item>
          <text:p text:style-name="P29">TASK : “日本の国際収支　（経常収支）　ドル建て” ==&gt; continue</text:p>
        </text:list-item>
      </text:list>
      <text:p text:style-name="P6">[further]</text:p>
      <text:p text:style-name="P10"><text:line-break/><text:span text:style-name="T6">[/ XXX] 20200929_174819</text:span></text:p>
      <text:p text:style-name="P8"/>
      <text:p text:style-name="P11"/>
      <text:p text:style-name="P6"><text:span text:style-name="T2">9.5_4</text:span>--------------------------------------------------------------------</text:p>
      <text:p text:style-name="P13">[9.5_5]res free# JVEMV6 41#9.5 / 41. economics / 9. economic-forecast / 5. watch / 20200930_174252</text:p>
      <text:p text:style-name="P8"/>
      <text:p text:style-name="P6"><text:soft-page-break/>[do] <text:span text:style-name="T4">#_ </text:span></text:p>
      <text:list xml:id="list880420283199085938" text:style-name="L15">
        <text:list-item>
          <text:p text:style-name="P30">REVIEW </text:p>
        </text:list-item>
        <text:list-item>
          <text:p text:style-name="P30">TASK : “日本の国際収支　（経常収支）　ドル建て” ==&gt; continue</text:p>
          <text:list>
            <text:list-item>
              <text:p text:style-name="P30">#20200930_174526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7">C:\WORKS_2\WS\WS_Others.JVEMV6\JVEMV6\41_economics\9_economic-forecast\41#9.5_watch.ods / sheet “4”</text:p>
          </table:table-cell>
        </table:table-row>
        <table:table-row>
          <table:table-cell table:style-name="表14.A2" office:value-type="string">
            <text:p text:style-name="P7"/>
          </table:table-cell>
        </table:table-row>
      </table:table>
      <text:list xml:id="list37757817" text:continue-numbering="true" text:style-name="L15">
        <text:list-item>
          <text:p text:style-name="P16">result</text:p>
        </text:list-item>
        <text:list-item>
          <text:p text:style-name="P16"><draw:frame draw:style-name="fr1" draw:name="オブジェクト8" text:anchor-type="paragraph" svg:width="13.328cm" svg:height="7.497cm" draw:z-index="7"><draw:object xlink:href="./Object 8" xlink:type="simple" xlink:show="embed" xlink:actuate="onLoad"/><draw:image xlink:href="./ObjectReplacements/Object 8" xlink:type="simple" xlink:show="embed" xlink:actuate="onLoad"/></draw:frame>OBS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7"/>
          </table:table-cell>
        </table:table-row>
        <table:table-row>
          <table:table-cell table:style-name="表15.A2" office:value-type="string">
            <text:p text:style-name="P7"/>
          </table:table-cell>
          <table:table-cell table:style-name="表15.B2" office:value-type="string">
            <text:p text:style-name="P7"/>
          </table:table-cell>
        </table:table-row>
      </table:table>
      <text:list xml:id="list37756480" text:continue-numbering="true" text:style-name="L15">
        <text:list-item>
          <text:p text:style-name="P16"/>
        </text:list-item>
      </text:list>
      <text:p text:style-name="P6">[next]</text:p>
      <text:list xml:id="list315543770952543608" text:style-name="L16">
        <text:list-item>
          <text:p text:style-name="P31">TASK</text:p>
          <text:list>
            <text:list-item>
              <text:p text:style-name="P43">第１次所得収支　=&gt;　２０１８ー２０２０　：グラフにしてみよう</text:p>
            </text:list-item>
          </text:list>
        </text:list-item>
      </text:list>
      <text:p text:style-name="P6">[further]</text:p>
      <text:p text:style-name="P10"><text:soft-page-break/><text:line-break/><text:span text:style-name="T6">[/ XXX] 20200930_175418</text:span></text:p>
      <text:p text:style-name="P8"/>
      <text:p text:style-name="P11">@@@</text:p>
      <text:p text:style-name="P6"><text:span text:style-name="T2">9.5_5</text:span>--------------------------------------------------------------------</text:p>
      <text:p text:style-name="P13">[9.5_6]res free# JVEMV6 41#9.5 / 41. economics / 9. economic-forecast / 5. watch / XXX</text:p>
      <text:p text:style-name="P8"/>
      <text:p text:style-name="P6">[do] <text:span text:style-name="T4">#_ </text:span></text:p>
      <text:list xml:id="list171021320535345326" text:style-name="L19">
        <text:list-item>
          <text:p text:style-name="P34">REVIEW </text:p>
        </text:list-item>
        <text:list-item>
          <text:p text:style-name="P34">TASK-1</text:p>
        </text:list-item>
      </text:list>
      <text:p text:style-name="P6"/>
      <text:p text:style-name="P6">[next]</text:p>
      <text:list xml:id="list5890621402872531007" text:style-name="L18">
        <text:list-item>
          <text:p text:style-name="P33">TASK</text:p>
        </text:list-item>
      </text:list>
      <text:p text:style-name="P6">[further]</text:p>
      <text:p text:style-name="P10"><text:line-break/><text:span text:style-name="T6">[/ XXX] </text:span></text:p>
      <text:p text:style-name="P8"/>
      <text:p text:style-name="P8">----------------------------------------- [TEMPLATE] 20200428_171932</text:p>
      <text:p text:style-name="P6"><text:span text:style-name="T1">9_X</text:span>--------------------------------------------------------------------</text:p>
      <text:p text:style-name="P13">res free# JVEMV6 41# 9_X / 41. economics / 9. economic-forecast / XXX</text:p>
      <text:p text:style-name="P6"/>
      <text:p text:style-name="P6">[do] <text:span text:style-name="T4">#_ </text:span></text:p>
      <text:list xml:id="list37760600" text:continue-list="list5519296812132588537" text:style-name="L1">
        <text:list-item>
          <text:p text:style-name="P18">REVIEW </text:p>
        </text:list-item>
        <text:list-item>
          <text:p text:style-name="P18"><text:soft-page-break/>TASK-1</text:p>
        </text:list-item>
      </text:list>
      <text:p text:style-name="P6"/>
      <text:p text:style-name="P6">[next]</text:p>
      <text:list xml:id="list2428943166627851915" text:style-name="L17">
        <text:list-item>
          <text:p text:style-name="P32">TASK</text:p>
        </text:list-item>
      </text:list>
      <text:p text:style-name="P6">[further]</text:p>
      <text:p text:style-name="P5"><text:line-break/><text:span text:style-name="T6">[/ XXX] </text:span></text:p>
      <text:p text:style-name="P5"/>
      <text:p text:style-name="P9"/>
      <text:p text:style-name="P6">/ <text:span text:style-name="T3">------------------------------- [TEMPLATE] 20200428_171932 /</text:span></text:p>
      <text:p text:style-name="P8"/>
      <table:table table:name="表1" table:style-name="表1">
        <table:table-column table:style-name="表1.A"/>
        <table:table-row>
          <table:table-cell table:style-name="表1.A1" office:value-type="string">
            <text:p text:style-name="P1">C:\WORKS_2\a.bat &amp;&amp; r oj &amp;&amp; git add -A &amp;&amp; git commit -m ^"(art : <text:span text:style-name="T7">41# </text:span><text:span text:style-name="T7">9</text:span> : economic-forecast) periodical updates^" &amp;&amp; e &amp;&amp; p</text:p>
          </table:table-cell>
        </table:table-row>
        <table:table-row>
          <table:table-cell table:style-name="表1.A2" office:value-type="string">
            <text:p text:style-name="P15">###</text:p>
          </table:table-cell>
        </table:table-row>
        <table:table-row>
          <table:table-cell table:style-name="表1.A2" office:value-type="string">
            <text:p text:style-name="P15">C:\WORKS_2\WS\WS_Others.JVEMV6\JVEMV6\41_economics\9_economic-forecast\end_all.bat <text:s text:c="24"/><text:span text:style-name="T8">[9.5_5]res free# JVEMV6 41#9.5 / 41. economics / 9. economic-forecast / 5. watch / 20200930_174252</text:span></text:p>
          </table:table-cell>
        </table:table-row>
        <table:table-row>
          <table:table-cell table:style-name="表1.A2" office:value-type="string">
            <text:p text:style-name="P1">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3"/>
      <text:p text:style-name="P13"/>
      <text:p text:style-name="P14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8T17:19:23.90</meta:creation-date>
    <dc:date>2020-09-30T17:55:06.98</dc:date>
    <dc:creator>iwabuchi ken</dc:creator>
    <meta:editing-duration>PT3H38M21S</meta:editing-duration>
    <meta:editing-cycles>46</meta:editing-cycles>
    <meta:generator>OpenOffice/4.1.3$Win32 OpenOffice.org_project/413m1$Build-9783</meta:generator>
    <meta:document-statistic meta:table-count="15" meta:image-count="0" meta:object-count="8" meta:page-count="15" meta:paragraph-count="196" meta:word-count="1296" meta:character-count="57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 style:rotation-angle="52"/>
      <style:graphic-properties svg:stroke-color="#b3b3b3"/>
      <style:text-properties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Sky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588cm" svg:height="6.097cm" xlink:href="." xlink:type="simple" chart:class="chart:line" chart:style-name="ch1">
        <chart:legend svg:x="8.392cm" svg:y="0.779cm" style:legend-expansion="custom" chartooo:width="2.057cm" chartooo:height="4.556cm" style:legend-expansion-aspect-ratio="0.451492537313433" chart:style-name="ch2"/>
        <chart:plot-area chart:style-name="ch3" chart:data-source-has-labels="both" svg:x="0.169cm" svg:y="0.509cm" svg:width="7.884cm" svg:height="5.848cm">
          <chartooo:coordinate-region svg:x="1.043cm" svg:y="0.721cm" svg:width="7.01cm" svg:height="4.224cm"/>
          <chart:axis chart:dimension="x" chart:name="primary-x" chart:style-name="ch4" chartooo:axis-type="auto">
            <chartooo:date-scale/>
            <chart:categories table:cell-range-address="local-table.$B$1:.$A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AC$2" chart:label-cell-address="local-table.$A$2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3Q1</text:p>
              </table:table-cell>
              <table:table-cell office:value-type="string">
                <text:p>2013Q2</text:p>
              </table:table-cell>
              <table:table-cell office:value-type="string">
                <text:p>2013Q3</text:p>
              </table:table-cell>
              <table:table-cell office:value-type="string">
                <text:p>2013Q4</text:p>
              </table:table-cell>
              <table:table-cell office:value-type="string">
                <text:p>2014Q1</text:p>
              </table:table-cell>
              <table:table-cell office:value-type="string">
                <text:p>2014Q2</text:p>
              </table:table-cell>
              <table:table-cell office:value-type="string">
                <text:p>2014Q3</text:p>
              </table:table-cell>
              <table:table-cell office:value-type="string">
                <text:p>2014Q4</text:p>
              </table:table-cell>
              <table:table-cell office:value-type="string">
                <text:p>2015Q1</text:p>
              </table:table-cell>
              <table:table-cell office:value-type="string">
                <text:p>2015Q2</text:p>
              </table:table-cell>
              <table:table-cell office:value-type="string">
                <text:p>2015Q3</text:p>
              </table:table-cell>
              <table:table-cell office:value-type="string">
                <text:p>2015Q4</text:p>
              </table:table-cell>
              <table:table-cell office:value-type="string">
                <text:p>2016Q1</text:p>
              </table:table-cell>
              <table:table-cell office:value-type="string">
                <text:p>2016Q2</text:p>
              </table:table-cell>
              <table:table-cell office:value-type="string">
                <text:p>2016Q3</text:p>
              </table:table-cell>
              <table:table-cell office:value-type="string">
                <text:p>2016Q4</text:p>
              </table:table-cell>
              <table:table-cell office:value-type="string">
                <text:p>2017Q1</text:p>
              </table:table-cell>
              <table:table-cell office:value-type="string">
                <text:p>2017Q2</text:p>
              </table:table-cell>
              <table:table-cell office:value-type="string">
                <text:p>2017Q3</text:p>
              </table:table-cell>
              <table:table-cell office:value-type="string">
                <text:p>2017Q4</text:p>
              </table:table-cell>
              <table:table-cell office:value-type="string">
                <text:p>2018Q1</text:p>
              </table:table-cell>
              <table:table-cell office:value-type="string">
                <text:p>2018Q2</text:p>
              </table:table-cell>
              <table:table-cell office:value-type="string">
                <text:p>2018Q3</text:p>
              </table:table-cell>
              <table:table-cell office:value-type="string">
                <text:p>2018Q4</text:p>
              </table:table-cell>
              <table:table-cell office:value-type="string">
                <text:p>2019Q1</text:p>
              </table:table-cell>
              <table:table-cell office:value-type="string">
                <text:p>2019Q2</text:p>
              </table:table-cell>
              <table:table-cell office:value-type="string">
                <text:p>2019Q3</text:p>
              </table:table-cell>
              <table:table-cell office:value-type="string">
                <text:p>2019Q4</text:p>
              </table:table-cell>
            </table:table-row>
          </table:table-header-rows>
          <table:table-rows>
            <table:table-row>
              <table:table-cell office:value-type="string">
                <text:p>半導体・フラットパネルディスプレイ製造装置</text:p>
              </table:table-cell>
              <table:table-cell office:value-type="float" office:value="69.1">
                <text:p>69.1</text:p>
              </table:table-cell>
              <table:table-cell office:value-type="float" office:value="80.8">
                <text:p>80.8</text:p>
              </table:table-cell>
              <table:table-cell office:value-type="float" office:value="79.4">
                <text:p>79.4</text:p>
              </table:table-cell>
              <table:table-cell office:value-type="float" office:value="96.2">
                <text:p>96.2</text:p>
              </table:table-cell>
              <table:table-cell office:value-type="float" office:value="104.9">
                <text:p>104.9</text:p>
              </table:table-cell>
              <table:table-cell office:value-type="float" office:value="86">
                <text:p>86</text:p>
              </table:table-cell>
              <table:table-cell office:value-type="float" office:value="81.4">
                <text:p>81.4</text:p>
              </table:table-cell>
              <table:table-cell office:value-type="float" office:value="92.3">
                <text:p>92.3</text:p>
              </table:table-cell>
              <table:table-cell office:value-type="float" office:value="93.9">
                <text:p>93.9</text:p>
              </table:table-cell>
              <table:table-cell office:value-type="float" office:value="98.1">
                <text:p>98.1</text:p>
              </table:table-cell>
              <table:table-cell office:value-type="float" office:value="108.4">
                <text:p>108.4</text:p>
              </table:table-cell>
              <table:table-cell office:value-type="float" office:value="100.7">
                <text:p>100.7</text:p>
              </table:table-cell>
              <table:table-cell office:value-type="float" office:value="108">
                <text:p>108</text:p>
              </table:table-cell>
              <table:table-cell office:value-type="float" office:value="118.4">
                <text:p>118.4</text:p>
              </table:table-cell>
              <table:table-cell office:value-type="float" office:value="129.6">
                <text:p>129.6</text:p>
              </table:table-cell>
              <table:table-cell office:value-type="float" office:value="129.8">
                <text:p>129.8</text:p>
              </table:table-cell>
              <table:table-cell office:value-type="float" office:value="129.6">
                <text:p>129.6</text:p>
              </table:table-cell>
              <table:table-cell office:value-type="float" office:value="142.3">
                <text:p>142.3</text:p>
              </table:table-cell>
              <table:table-cell office:value-type="float" office:value="140.2">
                <text:p>140.2</text:p>
              </table:table-cell>
              <table:table-cell office:value-type="float" office:value="152.2">
                <text:p>152.2</text:p>
              </table:table-cell>
              <table:table-cell office:value-type="float" office:value="153.4">
                <text:p>153.4</text:p>
              </table:table-cell>
              <table:table-cell office:value-type="float" office:value="155.6">
                <text:p>155.6</text:p>
              </table:table-cell>
              <table:table-cell office:value-type="float" office:value="156.3">
                <text:p>156.3</text:p>
              </table:table-cell>
              <table:table-cell office:value-type="float" office:value="132.6">
                <text:p>132.6</text:p>
              </table:table-cell>
              <table:table-cell office:value-type="float" office:value="128.6">
                <text:p>128.6</text:p>
              </table:table-cell>
              <table:table-cell office:value-type="float" office:value="130.3">
                <text:p>130.3</text:p>
              </table:table-cell>
              <table:table-cell office:value-type="float" office:value="129.9">
                <text:p>129.9</text:p>
              </table:table-cell>
              <table:table-cell office:value-type="float" office:value="140.4">
                <text:p>14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fill-image draw:name="Sky" xlink:href="Pictures/100000000000005E0000005E71533790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wrap-option="wrap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ff66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>
            <text:p>第N次産業、比率</text:p>
          </table:table-cell>
          <table:table-cell table:style-name="ce2" office:value-type="string">
            <text:p>日本経済における、第N次産業それぞれの、GDPに占める割合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2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star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2">
          <table:table-cell/>
          <table:table-cell table:style-name="ce1" office:value-type="string">
            <text:p>トヨタ自動車</text:p>
          </table:table-cell>
          <table:table-cell table:style-name="ce2" office:value-type="string">
            <text:p>売上高、地域別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style:text-properties fo:color="#ff0000"/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number:text>¥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style:text-properties fo:color="#ff0000"/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 ¥-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¥</number:text>
      <number:number number:decimal-places="2" number:min-integer-digits="1" number:grouping="true"/>
      <number:text> </number:text>
    </number:number-style>
    <number:number-style style:name="N141P1" style:volatile="true">
      <number:text> ¥-</number:text>
      <number:number number:decimal-places="2" number:min-integer-digits="1" number:grouping="true"/>
      <number:text> </number:text>
    </number:number-style>
    <number:number-style style:name="N141P2" style:volatile="true">
      <number:text> ¥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17" number:language="ja" number:country="JP">
      <number:month/>
      <number:text>/</number:text>
      <number:day/>
      <number:text>/</number:text>
      <number:year/>
    </number:date-style>
    <number:date-style style:name="N8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19" number:language="ja" number:country="JP">
      <number:hours/>
      <number:text>時</number:text>
      <number:minutes number:style="long"/>
      <number:text>分</number:text>
    </number:time-style>
    <number:time-style style:name="N8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1" number:language="ja" number:country="JP">
      <number:year number:style="long"/>
      <number:text>年</number:text>
      <number:month/>
      <number:text>月</number:text>
    </number:date-style>
    <number:date-style style:name="N8122" number:language="ja" number:country="JP">
      <number:month/>
      <number:text>月</number:text>
      <number:day/>
      <number:text>日</number:text>
    </number:date-style>
    <number:number-style style:name="N8124P0" style:volatile="true" number:language="ja" number:country="JP">
      <number:text>¥</number:text>
      <number:number number:decimal-places="0" number:min-integer-digits="1" number:grouping="true"/>
    </number:number-style>
    <number:number-style style:name="N8124" number:language="ja" number:country="JP">
      <number:text>-¥</number:text>
      <number:number number:decimal-places="0" number:min-integer-digits="1" number:grouping="true"/>
      <style:map style:condition="value()&gt;=0" style:apply-style-name="N8124P0"/>
    </number:number-style>
    <number:number-style style:name="N8125P0" style:volatile="true" number:language="ja" number:country="JP">
      <number:text>¥</number:text>
      <number:number number:decimal-places="0" number:min-integer-digits="1" number:grouping="true"/>
    </number:number-style>
    <number:number-style style:name="N8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25P0"/>
    </number:number-style>
    <number:number-style style:name="N8127P0" style:volatile="true" number:language="ja" number:country="JP">
      <number:text>¥</number:text>
      <number:number number:decimal-places="2" number:min-integer-digits="1" number:grouping="true"/>
    </number:number-style>
    <number:number-style style:name="N8127" number:language="ja" number:country="JP">
      <number:text>-¥</number:text>
      <number:number number:decimal-places="2" number:min-integer-digits="1" number:grouping="true"/>
      <style:map style:condition="value()&gt;=0" style:apply-style-name="N8127P0"/>
    </number:number-style>
    <number:number-style style:name="N8128P0" style:volatile="true" number:language="ja" number:country="JP">
      <number:text>¥</number:text>
      <number:number number:decimal-places="2" number:min-integer-digits="1" number:grouping="true"/>
    </number:number-style>
    <number:number-style style:name="N8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28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4:3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67cm" svg:height="6.506cm" xlink:href="." xlink:type="simple" chart:class="chart:bar" chart:style-name="ch1">
        <chart:title svg:x="3.316cm" svg:y="0.266cm" chart:style-name="ch2">
          <text:p>貿易収支（１００万USD）</text:p>
        </chart:title>
        <chart:legend chart:legend-position="end" svg:x="9.674cm" svg:y="2.679cm" style:legend-expansion="high" chart:style-name="ch3"/>
        <chart:plot-area chart:style-name="ch4" chart:data-source-has-labels="both" svg:x="0.681cm" svg:y="1.435cm" svg:width="8.531cm" svg:height="4.521cm">
          <chartooo:coordinate-region svg:x="1.964cm" svg:y="1.647cm" svg:width="7.138cm" svg:height="4.097cm"/>
          <chart:axis chart:dimension="x" chart:name="primary-x" chart:style-name="ch5" chartooo:axis-type="auto">
            <chartooo:date-scale/>
            <chart:categories table:cell-range-address="local-table.$A$2:.$A$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3" chart:label-cell-address="local-table.$B$1" chart:class="chart:bar">
            <chart:data-point chart:repeated="12"/>
          </chart:series>
          <chart:series chart:style-name="ch9" chart:values-cell-range-address="local-table.$C$2:.$C$13" chart:label-cell-address="local-table.$C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9 yr</text:p>
              </table:table-cell>
              <table:table-cell office:value-type="string">
                <text:p>2020 yr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NaN">
                <text:p>NaN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NaN">
                <text:p>NaN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NaN">
                <text:p>NaN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2cm" svg:height="6.704cm" xlink:href="." xlink:type="simple" chart:class="chart:bar" chart:style-name="ch1">
        <chart:legend chart:legend-position="end" svg:x="10.424cm" svg:y="2.516cm" style:legend-expansion="high" chart:style-name="ch2"/>
        <chart:plot-area chart:style-name="ch3" chart:data-source-has-labels="both" svg:x="0.688cm" svg:y="0.671cm" svg:width="9.26cm" svg:height="5.479cm">
          <chartooo:coordinate-region svg:x="1.786cm" svg:y="0.883cm" svg:width="8.09cm" svg:height="5.055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series chart:style-name="ch8" chart:values-cell-range-address="local-table.$C$2:.$C$13" chart:label-cell-address="local-table.$C$1" chart:class="chart:bar">
            <chart:data-point chart:repeated="12"/>
          </chart:series>
          <chart:series chart:style-name="ch9" chart:values-cell-range-address="local-table.$D$2:.$D$13" chart:label-cell-address="local-table.$D$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1392">
                <text:p>-1392</text:p>
              </table:table-cell>
              <table:table-cell office:value-type="float" office:value="-1516">
                <text:p>-1516</text:p>
              </table:table-cell>
              <table:table-cell office:value-type="float" office:value="-1301">
                <text:p>-130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459">
                <text:p>1459</text:p>
              </table:table-cell>
              <table:table-cell office:value-type="float" office:value="1414">
                <text:p>1414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2090">
                <text:p>2090</text:p>
              </table:table-cell>
              <table:table-cell office:value-type="float" office:value="2885">
                <text:p>28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-4230">
                <text:p>-4230</text:p>
              </table:table-cell>
              <table:table-cell office:value-type="float" office:value="-3253">
                <text:p>-3253</text:p>
              </table:table-cell>
              <table:table-cell office:value-type="float" office:value="-5839">
                <text:p>-5839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50">
                <text:p>-50</text:p>
              </table:table-cell>
              <table:table-cell office:value-type="float" office:value="1388">
                <text:p>138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-1683">
                <text:p>-1683</text:p>
              </table:table-cell>
              <table:table-cell office:value-type="float" office:value="663">
                <text:p>6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1523">
                <text:p>-1523</text:p>
              </table:table-cell>
              <table:table-cell office:value-type="float" office:value="-1747">
                <text:p>-1747</text:p>
              </table:table-cell>
              <table:table-cell office:value-type="float" office:value="-3273">
                <text:p>-3273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63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-356">
                <text:p>-356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480">
                <text:p>-2480</text:p>
              </table:table-cell>
              <table:table-cell office:value-type="float" office:value="-815">
                <text:p>-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222">
                <text:p>222</text:p>
              </table:table-cell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-1279">
                <text:p>-127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24cm" svg:height="6.651cm" xlink:href="." xlink:type="simple" chart:class="chart:bar" chart:style-name="ch1">
        <chart:title svg:x="3.551cm" svg:y="0.269cm" chart:style-name="ch2">
          <text:p>貿易収支　（百万USD）</text:p>
        </chart:title>
        <chart:subtitle svg:x="4.823cm" svg:y="1.181cm" chart:style-name="ch3">
          <text:p>2018 - 2020</text:p>
        </chart:subtitle>
        <chart:legend chart:legend-position="end" svg:x="10.328cm" svg:y="2.489cm" style:legend-expansion="high" chart:style-name="ch4"/>
        <chart:plot-area chart:style-name="ch5" chart:data-source-has-labels="both" svg:x="0.686cm" svg:y="2.13cm" svg:width="9.17cm" svg:height="3.968cm">
          <chartooo:coordinate-region svg:x="1.969cm" svg:y="2.342cm" svg:width="7.804cm" svg:height="3.544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</table:table-cell>
              <table:table-cell office:value-type="string">
                <text:p>2019</text:p>
              </table:table-cell>
              <table:table-cell office:value-type="string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8884">
                <text:p>-8884</text:p>
              </table:table-cell>
              <table:table-cell office:value-type="float" office:value="-9058">
                <text:p>-9058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4434">
                <text:p>4434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6262">
                <text:p>626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1075">
                <text:p>-1075</text:p>
              </table:table-cell>
              <table:table-cell office:value-type="float" office:value="-8955">
                <text:p>-8955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6190">
                <text:p>-6190</text:p>
              </table:table-cell>
              <table:table-cell office:value-type="float" office:value="-5189">
                <text:p>-5189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6992">
                <text:p>6992</text:p>
              </table:table-cell>
              <table:table-cell office:value-type="float" office:value="-719">
                <text:p>-71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764">
                <text:p>-764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-184">
                <text:p>-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29cm" svg:height="6.935cm" xlink:href="." xlink:type="simple" chart:class="chart:line" chart:style-name="ch1">
        <chart:title svg:x="4.811cm" svg:y="0.273cm" chart:style-name="ch2">
          <text:p>日本　各収支</text:p>
        </chart:title>
        <chart:subtitle svg:x="4.083cm" svg:y="1.139cm" chart:style-name="ch3">
          <text:p>（２０１８年、１００万ドル）</text:p>
        </chart:subtitle>
        <chart:legend chart:legend-position="end" svg:x="9.715cm" svg:y="2.527cm" style:legend-expansion="high" chart:style-name="ch4"/>
        <chart:plot-area chart:style-name="ch5" chart:data-source-has-labels="both" svg:x="0.696cm" svg:y="2.044cm" svg:width="8.527cm" svg:height="4.333cm">
          <chartooo:coordinate-region svg:x="1.979cm" svg:y="2.256cm" svg:width="6.843cm" svg:height="3.909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series chart:style-name="ch12" chart:values-cell-range-address="local-table.$E$2:.$E$13" chart:label-cell-address="local-table.$E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</table:table-cell>
              <table:table-cell office:value-type="string">
                <text:p>サービス</text:p>
              </table:table-cell>
              <table:table-cell office:value-type="string">
                <text:p>第１次</text:p>
              </table:table-cell>
              <table:table-cell office:value-type="string">
                <text:p>第２次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-6053">
                <text:p>-6053</text:p>
              </table:table-cell>
              <table:table-cell office:value-type="float" office:value="-1392">
                <text:p>-1392</text:p>
              </table:table-cell>
              <table:table-cell office:value-type="float" office:value="14151">
                <text:p>14151</text:p>
              </table:table-cell>
              <table:table-cell office:value-type="float" office:value="-1027">
                <text:p>-1027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1837">
                <text:p>1837</text:p>
              </table:table-cell>
              <table:table-cell office:value-type="float" office:value="1459">
                <text:p>1459</text:p>
              </table:table-cell>
              <table:table-cell office:value-type="float" office:value="18405">
                <text:p>1840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11157">
                <text:p>11157</text:p>
              </table:table-cell>
              <table:table-cell office:value-type="float" office:value="2090">
                <text:p>2090</text:p>
              </table:table-cell>
              <table:table-cell office:value-type="float" office:value="20474">
                <text:p>20474</text:p>
              </table:table-cell>
              <table:table-cell office:value-type="float" office:value="-3446">
                <text:p>-3446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5261">
                <text:p>5261</text:p>
              </table:table-cell>
              <table:table-cell office:value-type="float" office:value="-4230">
                <text:p>-4230</text:p>
              </table:table-cell>
              <table:table-cell office:value-type="float" office:value="18326">
                <text:p>1832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-2850">
                <text:p>-2850</text:p>
              </table:table-cell>
              <table:table-cell office:value-type="float" office:value="-50">
                <text:p>-50</text:p>
              </table:table-cell>
              <table:table-cell office:value-type="float" office:value="22108">
                <text:p>22108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7394">
                <text:p>7394</text:p>
              </table:table-cell>
              <table:table-cell office:value-type="float" office:value="-1683">
                <text:p>-1683</text:p>
              </table:table-cell>
              <table:table-cell office:value-type="float" office:value="5493">
                <text:p>5493</text:p>
              </table:table-cell>
              <table:table-cell office:value-type="float" office:value="-528">
                <text:p>-528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-94">
                <text:p>-94</text:p>
              </table:table-cell>
              <table:table-cell office:value-type="float" office:value="-1523">
                <text:p>-1523</text:p>
              </table:table-cell>
              <table:table-cell office:value-type="float" office:value="21192">
                <text:p>2119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-2258">
                <text:p>-2258</text:p>
              </table:table-cell>
              <table:table-cell office:value-type="float" office:value="63">
                <text:p>63</text:p>
              </table:table-cell>
              <table:table-cell office:value-type="float" office:value="20386">
                <text:p>20386</text:p>
              </table:table-cell>
              <table:table-cell office:value-type="float" office:value="-2001">
                <text:p>-2001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2889">
                <text:p>2889</text:p>
              </table:table-cell>
              <table:table-cell office:value-type="float" office:value="-356">
                <text:p>-356</text:p>
              </table:table-cell>
              <table:table-cell office:value-type="float" office:value="16395">
                <text:p>16395</text:p>
              </table:table-cell>
              <table:table-cell office:value-type="float" office:value="-1357">
                <text:p>-1357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-2925">
                <text:p>-2925</text:p>
              </table:table-cell>
              <table:table-cell office:value-type="float" office:value="-2480">
                <text:p>-2480</text:p>
              </table:table-cell>
              <table:table-cell office:value-type="float" office:value="18659">
                <text:p>18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-4744">
                <text:p>-4744</text:p>
              </table:table-cell>
              <table:table-cell office:value-type="float" office:value="222">
                <text:p>222</text:p>
              </table:table-cell>
              <table:table-cell office:value-type="float" office:value="13396">
                <text:p>13396</text:p>
              </table:table-cell>
              <table:table-cell office:value-type="float" office:value="-1110">
                <text:p>-1110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1389">
                <text:p>1389</text:p>
              </table:table-cell>
              <table:table-cell office:value-type="float" office:value="-1279">
                <text:p>-1279</text:p>
              </table:table-cell>
              <table:table-cell office:value-type="float" office:value="4181">
                <text:p>4181</text:p>
              </table:table-cell>
              <table:table-cell office:value-type="float" office:value="-563">
                <text:p>-5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27cm" svg:height="7.496cm" xlink:href="." xlink:type="simple" chart:class="chart:line" chart:style-name="ch1">
        <chart:title svg:x="4.49cm" svg:y="0.284cm" chart:style-name="ch2">
          <text:p>日本　国際収支　比率
（２０１８年）</text:p>
        </chart:title>
        <chart:subtitle svg:x="3.894cm" svg:y="1.611cm" chart:style-name="ch3">
          <text:p>（マイナス値は、プラスに変えた）</text:p>
        </chart:subtitle>
        <chart:legend chart:legend-position="end" svg:x="10.713cm" svg:y="2.808cm" style:legend-expansion="high" chart:style-name="ch4"/>
        <chart:plot-area chart:style-name="ch5" chart:data-source-has-labels="both" svg:x="0.716cm" svg:y="2.538cm" svg:width="9.465cm" svg:height="4.389cm">
          <chartooo:coordinate-region svg:x="1.443cm" svg:y="2.75cm" svg:width="8.337cm" svg:height="3.08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line">
            <chart:data-point chart:repeated="12"/>
          </chart:series>
          <chart:series chart:style-name="ch10" chart:values-cell-range-address="local-table.$C$2:.$C$13" chart:label-cell-address="local-table.$C$1" chart:class="chart:line">
            <chart:data-point chart:repeated="12"/>
          </chart:series>
          <chart:series chart:style-name="ch11" chart:values-cell-range-address="local-table.$D$2:.$D$13" chart:label-cell-address="local-table.$D$1" chart:class="chart:line">
            <chart:data-point chart:repeated="12"/>
          </chart:series>
          <chart:series chart:style-name="ch12" chart:values-cell-range-address="local-table.$E$2:.$E$13" chart:label-cell-address="local-table.$E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貿易</text:p>
              </table:table-cell>
              <table:table-cell office:value-type="string">
                <text:p>サービス</text:p>
              </table:table-cell>
              <table:table-cell office:value-type="string">
                <text:p>第１次</text:p>
              </table:table-cell>
              <table:table-cell office:value-type="string">
                <text:p>第２次</text:p>
              </table:table-cell>
            </table:table-row>
          </table:table-header-rows>
          <table:table-rows>
            <table:table-row>
              <table:table-cell office:value-type="string">
                <text:p>1月</text:p>
              </table:table-cell>
              <table:table-cell office:value-type="float" office:value="0.267559563276312">
                <text:p>0.267559563276312</text:p>
              </table:table-cell>
              <table:table-cell office:value-type="float" office:value="0.0615303010210847">
                <text:p>0.0615303010210847</text:p>
              </table:table-cell>
              <table:table-cell office:value-type="float" office:value="0.62551385757857">
                <text:p>0.62551385757857</text:p>
              </table:table-cell>
              <table:table-cell office:value-type="float" office:value="0.0453962781240331">
                <text:p>0.0453962781240331</text:p>
              </table:table-cell>
            </table:table-row>
            <table:table-row>
              <table:table-cell office:value-type="string">
                <text:p>2月</text:p>
              </table:table-cell>
              <table:table-cell office:value-type="float" office:value="0.0785210515067322">
                <text:p>0.0785210515067322</text:p>
              </table:table-cell>
              <table:table-cell office:value-type="float" office:value="0.0623637529386621">
                <text:p>0.0623637529386621</text:p>
              </table:table-cell>
              <table:table-cell office:value-type="float" office:value="0.786706561231032">
                <text:p>0.786706561231032</text:p>
              </table:table-cell>
              <table:table-cell office:value-type="float" office:value="0.0724086343235734">
                <text:p>0.0724086343235734</text:p>
              </table:table-cell>
            </table:table-row>
            <table:table-row>
              <table:table-cell office:value-type="string">
                <text:p>3月</text:p>
              </table:table-cell>
              <table:table-cell office:value-type="float" office:value="0.300185648559206">
                <text:p>0.300185648559206</text:p>
              </table:table-cell>
              <table:table-cell office:value-type="float" office:value="0.0562326795275379">
                <text:p>0.0562326795275379</text:p>
              </table:table-cell>
              <table:table-cell office:value-type="float" office:value="0.550865014663546">
                <text:p>0.550865014663546</text:p>
              </table:table-cell>
              <table:table-cell office:value-type="float" office:value="0.0927166572497108">
                <text:p>0.0927166572497108</text:p>
              </table:table-cell>
            </table:table-row>
            <table:table-row>
              <table:table-cell office:value-type="string">
                <text:p>4月</text:p>
              </table:table-cell>
              <table:table-cell office:value-type="float" office:value="0.178714586588763">
                <text:p>0.178714586588763</text:p>
              </table:table-cell>
              <table:table-cell office:value-type="float" office:value="0.143691826890414">
                <text:p>0.143691826890414</text:p>
              </table:table-cell>
              <table:table-cell office:value-type="float" office:value="0.622528704395679">
                <text:p>0.622528704395679</text:p>
              </table:table-cell>
              <table:table-cell office:value-type="float" office:value="0.0550648821251444">
                <text:p>0.0550648821251444</text:p>
              </table:table-cell>
            </table:table-row>
            <table:table-row>
              <table:table-cell office:value-type="string">
                <text:p>5月</text:p>
              </table:table-cell>
              <table:table-cell office:value-type="float" office:value="0.10634328358209">
                <text:p>0.10634328358209</text:p>
              </table:table-cell>
              <table:table-cell office:value-type="float" office:value="0.00186567164179104">
                <text:p>0.00186567164179104</text:p>
              </table:table-cell>
              <table:table-cell office:value-type="float" office:value="0.824925373134328">
                <text:p>0.824925373134328</text:p>
              </table:table-cell>
              <table:table-cell office:value-type="float" office:value="0.066865671641791">
                <text:p>0.066865671641791</text:p>
              </table:table-cell>
            </table:table-row>
            <table:table-row>
              <table:table-cell office:value-type="string">
                <text:p>6月</text:p>
              </table:table-cell>
              <table:table-cell office:value-type="float" office:value="0.489733739568155">
                <text:p>0.489733739568155</text:p>
              </table:table-cell>
              <table:table-cell office:value-type="float" office:value="0.111471718108359">
                <text:p>0.111471718108359</text:p>
              </table:table-cell>
              <table:table-cell office:value-type="float" office:value="0.363823022916943">
                <text:p>0.363823022916943</text:p>
              </table:table-cell>
              <table:table-cell office:value-type="float" office:value="0.0349715194065439">
                <text:p>0.0349715194065439</text:p>
              </table:table-cell>
            </table:table-row>
            <table:table-row>
              <table:table-cell office:value-type="string">
                <text:p>7月</text:p>
              </table:table-cell>
              <table:table-cell office:value-type="float" office:value="0.00386497265737429">
                <text:p>0.00386497265737429</text:p>
              </table:table-cell>
              <table:table-cell office:value-type="float" office:value="0.062620780395543">
                <text:p>0.062620780395543</text:p>
              </table:table-cell>
              <table:table-cell office:value-type="float" office:value="0.871345750585913">
                <text:p>0.871345750585913</text:p>
              </table:table-cell>
              <table:table-cell office:value-type="float" office:value="0.0621684963611694">
                <text:p>0.0621684963611694</text:p>
              </table:table-cell>
            </table:table-row>
            <table:table-row>
              <table:table-cell office:value-type="string">
                <text:p>8月</text:p>
              </table:table-cell>
              <table:table-cell office:value-type="float" office:value="0.0913874048891047">
                <text:p>0.0913874048891047</text:p>
              </table:table-cell>
              <table:table-cell office:value-type="float" office:value="0.00254978144730452">
                <text:p>0.00254978144730452</text:p>
              </table:table-cell>
              <table:table-cell office:value-type="float" office:value="0.825076898170633">
                <text:p>0.825076898170633</text:p>
              </table:table-cell>
              <table:table-cell office:value-type="float" office:value="0.0809859154929577">
                <text:p>0.0809859154929577</text:p>
              </table:table-cell>
            </table:table-row>
            <table:table-row>
              <table:table-cell office:value-type="string">
                <text:p>9月</text:p>
              </table:table-cell>
              <table:table-cell office:value-type="float" office:value="0.137591084440634">
                <text:p>0.137591084440634</text:p>
              </table:table-cell>
              <table:table-cell office:value-type="float" office:value="0.0169548030671048">
                <text:p>0.0169548030671048</text:p>
              </table:table-cell>
              <table:table-cell office:value-type="float" office:value="0.780825832261752">
                <text:p>0.780825832261752</text:p>
              </table:table-cell>
              <table:table-cell office:value-type="float" office:value="0.0646282802305091">
                <text:p>0.0646282802305091</text:p>
              </table:table-cell>
            </table:table-row>
            <table:table-row>
              <table:table-cell office:value-type="string">
                <text:p>10月</text:p>
              </table:table-cell>
              <table:table-cell office:value-type="float" office:value="0.113950679808329">
                <text:p>0.113950679808329</text:p>
              </table:table-cell>
              <table:table-cell office:value-type="float" office:value="0.0966145934785149">
                <text:p>0.0966145934785149</text:p>
              </table:table-cell>
              <table:table-cell office:value-type="float" office:value="0.726907943433714">
                <text:p>0.726907943433714</text:p>
              </table:table-cell>
              <table:table-cell office:value-type="float" office:value="0.0625267832794421">
                <text:p>0.0625267832794421</text:p>
              </table:table-cell>
            </table:table-row>
            <table:table-row>
              <table:table-cell office:value-type="string">
                <text:p>11月</text:p>
              </table:table-cell>
              <table:table-cell office:value-type="float" office:value="0.243631881676253">
                <text:p>0.243631881676253</text:p>
              </table:table-cell>
              <table:table-cell office:value-type="float" office:value="0.0114009860312243">
                <text:p>0.0114009860312243</text:p>
              </table:table-cell>
              <table:table-cell office:value-type="float" office:value="0.687962202136401">
                <text:p>0.687962202136401</text:p>
              </table:table-cell>
              <table:table-cell office:value-type="float" office:value="0.0570049301561216">
                <text:p>0.0570049301561216</text:p>
              </table:table-cell>
            </table:table-row>
            <table:table-row>
              <table:table-cell office:value-type="string">
                <text:p>12月</text:p>
              </table:table-cell>
              <table:table-cell office:value-type="float" office:value="0.187398812736104">
                <text:p>0.187398812736104</text:p>
              </table:table-cell>
              <table:table-cell office:value-type="float" office:value="0.172558014031301">
                <text:p>0.172558014031301</text:p>
              </table:table-cell>
              <table:table-cell office:value-type="float" office:value="0.564085267134377">
                <text:p>0.564085267134377</text:p>
              </table:table-cell>
              <table:table-cell office:value-type="float" office:value="0.0759579060982191">
                <text:p>0.07595790609821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